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Training Sequence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Review: Add intensity LF if necessary</text:p>
              </text:list-item>
              <text:list-item>
                <text:p>Demonstrate</text:p>
              </text:list-item>
              <text:list-item>
                <text:p>Together, Follow, Ride Controls</text:p>
              </text:list-item>
              <text:list-item>
                <text:p>Practice: Don't tolerate errors – Take control!</text:p>
              </text:list-item>
              <text:list-item>
                <text:p>Supervised Practice: Allow minor errors – Critique after exercise completion! Be specific with goals and tolerances.</text:p>
              </text:list-item>
              <text:list-item>
                <text:p>Familiarization-Demonstration: employ and obvious and dramatic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General Points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Use every time and opportunity to<text:span text:style-name="T3"> let student practice</text:span></text:p>
              </text:list-item>
              <text:list-item>
                <text:p>Use <text:span text:style-name="T3">short key words</text:span> during demonstration</text:p>
              </text:list-item>
              <text:list-item>
                <text:p>Stall-Entry: Throttle, Back-Pressure, Rudder</text:p>
              </text:list-item>
              <text:list-item>
                <text:p>Stall-Recovery: Forward-Pressure, Throttle, Rud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Pre-Flight Briefing (What, How, Safety)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10-21T10:28:08.355076010</dc:date>
    <meta:editing-duration>P2DT15H41M35S</meta:editing-duration>
    <meta:editing-cycles>845</meta:editing-cycles>
    <meta:generator>LibreOffice/4.2.8.2$Linux_x86 LibreOffice_project/420m0$Build-2</meta:generator>
    <meta:document-statistic meta:object-count="42"/>
  </office:meta>
</office:document-meta>
</file>